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0.36mm" svg:height="158.57mm" svg:x="122.42mm" svg:y="23.11mm">
            <draw:object draw:notify-on-update-of-ranges="Sheet1.B8:Sheet1.B16 Sheet1.C8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ajorR*sin((speed*2)*pi*orbitPoint)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Inici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pont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[.$B$5]+[.$B$3]*SIN(([.$B$4]*2)*PI()*[.A8])" office:value-type="float" office:value="0" calcext:value-type="float">
            <text:p>0,00000</text:p>
          </table:table-cell>
          <table:table-cell table:formula="of:=[.$C$5]+[.$C$3]*COS(([.$B$4]*2)*PI()*[.A8])" office:value-type="float" office:value="2" calcext:value-type="float">
            <text:p>2,00000</text:p>
          </table:table-cell>
          <table:table-cell table:number-columns-repeated="6"/>
        </table:table-row>
        <table:table-row table:style-name="ro1">
          <table:table-cell table:formula="of:=-1*[.A8]+0.125" office:value-type="float" office:value="0.125" calcext:value-type="float">
            <text:p>0,1250</text:p>
          </table:table-cell>
          <table:table-cell table:formula="of:=[.$B$5]+[.$B$3]*SIN(([.$B$4]*2)*PI()*[.A9])" office:value-type="float" office:value="1.4142135623731" calcext:value-type="float">
            <text:p>1,41421</text:p>
          </table:table-cell>
          <table:table-cell table:formula="of:=[.$C$5]+[.$C$3]*COS(([.$B$4]*2)*PI()*[.A9])" office:value-type="float" office:value="1.4142135623731" calcext:value-type="float">
            <text:p>1,41421</text:p>
          </table:table-cell>
          <table:table-cell table:number-columns-repeated="6"/>
        </table:table-row>
        <table:table-row table:style-name="ro1">
          <table:table-cell table:formula="of:=[.A9]+0.125" office:value-type="float" office:value="0.25" calcext:value-type="float">
            <text:p>0,2500</text:p>
          </table:table-cell>
          <table:table-cell table:formula="of:=[.$B$5]+[.$B$3]*SIN(([.$B$4]*2)*PI()*[.A10])" office:value-type="float" office:value="2" calcext:value-type="float">
            <text:p>2,00000</text:p>
          </table:table-cell>
          <table:table-cell table:formula="of:=[.$C$5]+[.$C$3]*COS(([.$B$4]*2)*PI()*[.A10])" office:value-type="float" office:value="1.22464679914735E-016" calcext:value-type="float">
            <text:p>0,00000</text:p>
          </table:table-cell>
          <table:table-cell table:number-columns-repeated="6"/>
        </table:table-row>
        <table:table-row table:style-name="ro1">
          <table:table-cell table:formula="of:=[.A10]+0.125" office:value-type="float" office:value="0.375" calcext:value-type="float">
            <text:p>0,3750</text:p>
          </table:table-cell>
          <table:table-cell table:formula="of:=[.$B$5]+[.$B$3]*SIN(([.$B$4]*2)*PI()*[.A11])" office:value-type="float" office:value="1.4142135623731" calcext:value-type="float">
            <text:p>1,41421</text:p>
          </table:table-cell>
          <table:table-cell table:formula="of:=[.$C$5]+[.$C$3]*COS(([.$B$4]*2)*PI()*[.A11])" office:value-type="float" office:value="-1.4142135623731" calcext:value-type="float">
            <text:p>-1,41421</text:p>
          </table:table-cell>
          <table:table-cell table:number-columns-repeated="6"/>
        </table:table-row>
        <table:table-row table:style-name="ro1">
          <table:table-cell table:formula="of:=[.A11]+0.125" office:value-type="float" office:value="0.5" calcext:value-type="float">
            <text:p>0,5000</text:p>
          </table:table-cell>
          <table:table-cell table:formula="of:=[.$B$5]+[.$B$3]*SIN(([.$B$4]*2)*PI()*[.A12])" office:value-type="float" office:value="2.44929359829471E-016" calcext:value-type="float">
            <text:p>0,00000</text:p>
          </table:table-cell>
          <table:table-cell table:formula="of:=[.$C$5]+[.$C$3]*COS(([.$B$4]*2)*PI()*[.A12])" office:value-type="float" office:value="-2" calcext:value-type="float">
            <text:p>-2,00000</text:p>
          </table:table-cell>
          <table:table-cell table:number-columns-repeated="6"/>
        </table:table-row>
        <table:table-row table:style-name="ro1">
          <table:table-cell table:formula="of:=[.A12]+0.125" office:value-type="float" office:value="0.625" calcext:value-type="float">
            <text:p>0,6250</text:p>
          </table:table-cell>
          <table:table-cell table:formula="of:=[.$B$5]+[.$B$3]*SIN(([.$B$4]*2)*PI()*[.A13])" office:value-type="float" office:value="-1.4142135623731" calcext:value-type="float">
            <text:p>-1,41421</text:p>
          </table:table-cell>
          <table:table-cell table:formula="of:=[.$C$5]+[.$C$3]*COS(([.$B$4]*2)*PI()*[.A13])" office:value-type="float" office:value="-1.4142135623731" calcext:value-type="float">
            <text:p>-1,41421</text:p>
          </table:table-cell>
          <table:table-cell table:number-columns-repeated="6"/>
        </table:table-row>
        <table:table-row table:style-name="ro1">
          <table:table-cell table:formula="of:=[.A13]+0.125" office:value-type="float" office:value="0.75" calcext:value-type="float">
            <text:p>0,7500</text:p>
          </table:table-cell>
          <table:table-cell table:formula="of:=[.$B$5]+[.$B$3]*SIN(([.$B$4]*2)*PI()*[.A14])" office:value-type="float" office:value="-2" calcext:value-type="float">
            <text:p>-2,00000</text:p>
          </table:table-cell>
          <table:table-cell table:formula="of:=[.$C$5]+[.$C$3]*COS(([.$B$4]*2)*PI()*[.A14])" office:value-type="float" office:value="-3.67394039744206E-016" calcext:value-type="float">
            <text:p>0,00000</text:p>
          </table:table-cell>
          <table:table-cell table:number-columns-repeated="6"/>
        </table:table-row>
        <table:table-row table:style-name="ro1">
          <table:table-cell table:formula="of:=[.A14]+0.125" office:value-type="float" office:value="0.875" calcext:value-type="float">
            <text:p>0,8750</text:p>
          </table:table-cell>
          <table:table-cell table:formula="of:=[.$B$5]+[.$B$3]*SIN(([.$B$4]*2)*PI()*[.A15])" office:value-type="float" office:value="-1.4142135623731" calcext:value-type="float">
            <text:p>-1,41421</text:p>
          </table:table-cell>
          <table:table-cell table:formula="of:=[.$C$5]+[.$C$3]*COS(([.$B$4]*2)*PI()*[.A15])" office:value-type="float" office:value="1.41421356237309" calcext:value-type="float">
            <text:p>1,41421</text:p>
          </table:table-cell>
          <table:table-cell table:number-columns-repeated="6"/>
        </table:table-row>
        <table:table-row table:style-name="ro1">
          <table:table-cell table:formula="of:=[.A15]+0.125" office:value-type="float" office:value="1" calcext:value-type="float">
            <text:p>1,0000</text:p>
          </table:table-cell>
          <table:table-cell table:formula="of:=[.$B$5]+[.$B$3]*SIN(([.$B$4]*2)*PI()*[.A16])" office:value-type="float" office:value="-4.89858719658941E-016" calcext:value-type="float">
            <text:p>0,00000</text:p>
          </table:table-cell>
          <table:table-cell table:formula="of:=[.$C$5]+[.$C$3]*COS(([.$B$4]*2)*PI()*[.A16])" office:value-type="float" office:value="2" calcext:value-type="float">
            <text:p>2,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23:18:30.00291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2:10:33.299926488</meta:creation-date>
    <dc:date>2016-08-25T23:29:33.813206344</dc:date>
    <meta:editing-duration>PT18M18S</meta:editing-duration>
    <meta:editing-cycles>2</meta:editing-cycles>
    <meta:generator>LibreOffice/4.4.6.3$Linux_X86_64 LibreOffice_project/40m0$Build-3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15" chart:spline-resolution="57" chart:right-angled-axes="true"/>
    </style:style>
    <style:style style:name="ch3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37cm" svg:height="15.858cm" xlink:href=".." xlink:type="simple" chart:class="chart:scatter" chart:style-name="ch1">
        <chart:plot-area chart:style-name="ch2" table:cell-range-address="Sheet1.B8:Sheet1.C16" svg:x="1.511cm" svg:y="0.317cm" svg:width="23.026cm" svg:height="14.243cm">
          <chartooo:coordinate-region svg:x="2.173cm" svg:y="0.516cm" svg:width="21.754cm" svg:height="13.845cm"/>
          <chart:axis chart:dimension="x" chart:name="primary-x" chart:style-name="ch3">
            <chart:title svg:x="12.861cm" svg:y="14.877cm" chart:style-name="ch4">
              <text:p>X</text:p>
            </chart:title>
            <chart:grid chart:style-name="ch5" chart:class="major"/>
          </chart:axis>
          <chart:axis chart:dimension="y" chart:name="primary-y" chart:style-name="ch3">
            <chart:title svg:x="0.451cm" svg:y="7.601cm" chart:style-name="ch6">
              <text:p>Y</text:p>
            </chart:title>
            <chart:grid chart:style-name="ch5" chart:class="major"/>
          </chart:axis>
          <chart:series chart:style-name="ch7" chart:values-cell-range-address="Sheet1.C8:Sheet1.C16" chart:class="chart:scatter">
            <chart:domain table:cell-range-address="Sheet1.B8:Sheet1.B1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6</svg:desc>
                </draw:g>
              </table:table-cell>
              <table:table-cell office:value-type="float" office:value="2">
                <text:p>2</text:p>
                <draw:g>
                  <svg:desc>Sheet1.C8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